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089" officeooo:paragraph-rsid="000ca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ING A DIRECTORY <text:s/>SPECIFIED EARLIER</text:p>
      <text:p text:style-name="Standard"/>
      <text:p text:style-name="Standard">god@god:~$ pwd</text:p>
      <text:p text:style-name="Standard">/home/god</text:p>
      <text:p text:style-name="Standard">god@god:~$ mkdir demodir</text:p>
      <text:p text:style-name="Standard">god@god:~$ cd demodir</text:p>
      <text:p text:style-name="Standard">god@god:~/demodir$ mkdir inside_demo</text:p>
      <text:p text:style-name="Standard">god@god:~/demodir$ mkdir also_inside_demo</text:p>
      <text:p text:style-name="Standard">god@god:~/demodir$ cd also_inside_demo</text:p>
      <text:p text:style-name="Standard">god@god:~/demodir/also_inside_demo$ mkdir abc</text:p>
      <text:p text:style-name="Standard">god@god:~/demodir/also_inside_demo$ mkdir abc_123</text:p>
      <text:p text:style-name="Standard">god@god:~/demodir/also_inside_demo$ cd ..</text:p>
      <text:p text:style-name="Standard">god@god:~/demodir$ ls</text:p>
      <text:p text:style-name="Standard">also_inside_demo <text:s/>inside_demo</text:p>
      <text:p text:style-name="Standard">god@god:~/demodir$ cd also_inside_demo</text:p>
      <text:p text:style-name="Standard">god@god:~/demodir/also_inside_demo$ ls</text:p>
      <text:p text:style-name="Standard">abc <text:s/>abc_123</text:p>
      <text:p text:style-name="Standard">god@god:~/demodir/also_inside_demo$ cd ..</text:p>
      <text:p text:style-name="Standard">god@god:~/demodir$ cd ..</text:p>
      <text:p text:style-name="Standard"/>
      <text:p text:style-name="P1">2. DELETING A DIRECTORY NAMED also_inside_demo</text:p>
      <text:p text:style-name="P1"/>
      <text:p text:style-name="Standard">god@god:~$ cd demodir</text:p>
      <text:p text:style-name="Standard">god@god:~/demodir$ rmdir also_inside_demo</text:p>
      <text:p text:style-name="Standard">rmdir: failed to remove 'also_inside_demo': Directory not empty</text:p>
      <text:p text:style-name="Standard">god@god:~/demodir$ cd also_inside_demo</text:p>
      <text:p text:style-name="Standard">god@god:~/demodir/also_inside_demo$ rmdir abc</text:p>
      <text:p text:style-name="Standard">god@god:~/demodir/also_inside_demo$ rmdir abc_123</text:p>
      <text:p text:style-name="Standard">god@god:~/demodir/also_inside_demo$ cd ..</text:p>
      <text:p text:style-name="Standard">god@god:~/demodir$ rmdir also_inside_demo</text:p>
      <text:p text:style-name="Standard">god@god:~/demodir$ ls</text:p>
      <text:p text:style-name="Standard">inside_demo</text:p>
      <text:p text:style-name="Standard">god@god:~/demodir$ cd</text:p>
      <text:p text:style-name="Standard">god@god:~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4:23:53.355822068</meta:creation-date>
    <dc:date>2023-09-07T14:27:46.758251457</dc:date>
    <meta:editing-duration>PT3M5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1" meta:word-count="91" meta:character-count="1012" meta:non-whitespace-character-count="948"/>
  </office:meta>
</office:document-meta>
</file>